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start" style:justify-single-word="false"/>
      <style:text-properties style:font-name="Times New Roman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ands sites en hauts de France. </text:p>
      <text:p text:style-name="P1"/>
      <text:list xml:id="list7141412363597096180" text:style-name="L1">
        <text:list-header>
          <text:p text:style-name="P3"/>
        </text:list-header>
      </text:list>
      <text:p text:style-name="P7">Partie A : L'open data. </text:p>
      <text:p text:style-name="P2"/>
      <text:list xml:id="list8492749087413697759" text:style-name="L2">
        <text:list-item>
          <text:p text:style-name="P4">a. En utilisant le site de la CNIL, rechercher ce qu'est l'open data.</text:p>
          <text:p text:style-name="P4">b. A quelles conditions, des données peuvent-elles être mise en ligne de manière publique ? </text:p>
          <text:p text:style-name="P4">c. Quelles sont les conditions de réutilisation des données publiées ? </text:p>
          <text:p text:style-name="P4"/>
        </text:list-item>
        <text:list-item>
          <text:p text:style-name="P4">a. Rendez vous sur le site dédié à l'open data des Hauts de France. </text:p>
          <text:p text:style-name="P4">b. Rendez vous dans la rubrique Environnement.</text:p>
          <text:p text:style-name="P4">c. Téléchargez le jeu de données concernant les grands <text:s/>sites de France en Hauts de France. au format csv </text:p>
          <text:p text:style-name="P4">d. Enregistrez le document dans votre répertoire en le nommant grands_sites.csv</text:p>
          <text:p text:style-name="P4"/>
        </text:list-item>
        <text:list-item>
          <text:p text:style-name="P4">a. Ouvrez le document grands_sites.csv en utilisant le bloc-note (faites un clic droit). </text:p>
          <text:p text:style-name="P4">b. Que contient la première ligne ? </text:p>
          <text:p text:style-name="P4">c. Que contient la deuxième ligne ? Et la troisième ? </text:p>
          <text:p text:style-name="P4">c. Par quoi sont séparées les informations ? </text:p>
        </text:list-item>
      </text:list>
      <text:p text:style-name="P2"/>
      <text:p text:style-name="P7">Partie B : Le tableur. </text:p>
      <text:p text:style-name="P2"/>
      <text:list xml:id="list31703318" text:continue-numbering="true" text:style-name="L2">
        <text:list-item>
          <text:p text:style-name="P4">a. Après avoir fermé le document grands_sites.csv, ouvrez le à nouveau en utilisant le tableur. </text:p>
          <text:p text:style-name="P4">b. Décochez les items champ entre guillemets comme texte et Détecter les nombres spéciaux. </text:p>
          <text:p text:style-name="P4">b. Quel séparateur devez vous sélectionner ? </text:p>
          <text:p text:style-name="P4">c. Que se passe-t-il si vous sélectionnez le mauvais séparateur ? </text:p>
        </text:list-item>
        <text:list-item>
          <text:p text:style-name="P4">Sélectionner une information. </text:p>
          <text:p text:style-name="P4">Afin de trouver une information rapidement, il est possible d'utiliser les filtres du tableur. Cela est particulièrement utilise lorsque la base de données contient beaucoup d'information. </text:p>
          <text:p text:style-name="P4">Pour cela, dans le menu données,il faut sélectionner filtre, puis filtre standard. </text:p>
          <text:p text:style-name="P4">a. Afficher tous les sites ayant un code label égal à 9. </text:p>
          <text:p text:style-name="P4">b. Afficher tous les sites dont le nom du site est la Baie de Somme. </text:p>
          <text:p text:style-name="P4">c. Afficher tous les sites dont les identifiants sont inférieurs à 20. </text:p>
          <text:p text:style-name="P4">d. Afficher tous les sites dont les identifiants sont compris entre 5 et 25, inclus. </text:p>
          <text:p text:style-name="P4">e. Afficher tous les sites dont le code label est 10 <text:s/>ou le nom du site est Les Deux Caps Blanc-Nez, Gris-Nez. </text:p>
        </text:list-item>
        <text:list-item>
          <text:p text:style-name="P4">Trier. </text:p>
          <text:p text:style-name="P4">Il est parfois utile de trier les informations. </text:p>
          <text:p text:style-name="P4">Pour cela, dans le menu données, il faut sélectionner trier. </text:p>
          <text:p text:style-name="P4">a. Trier les sites dans l'ordre croissant de l'identifiant. </text:p>
          <text:p text:style-name="P4">b. Trier les sites dans l'ordre alphabétique des nom_min. </text:p>
        </text:list-item>
      </text:list>
      <text:p text:style-name="P2"/>
      <text:p text:style-name="P7">Partie C : Avec python. </text:p>
      <text:p text:style-name="P2"/>
      <text:p text:style-name="P2">Il est possible d'utiliser python pour étudier des données structurées. </text:p>
      <text:p text:style-name="P2"/>
      <text:list xml:id="list4612440808621823650" text:style-name="L3">
        <text:list-item>
          <text:p text:style-name="P5">Enregistrer le fichier donnees.py dans le même répertoire que le document grands_sites.csv</text:p>
        </text:list-item>
        <text:list-item>
          <text:p text:style-name="P5">a. Dans le shell, exécutez la commande : affiche(grands_sites)</text:p>
          <text:p text:style-name="P5">b. Que fait la fonction affiche() ? </text:p>
        </text:list-item>
        <text:list-item>
          <text:p text:style-name="P5"><text:soft-page-break/>a. Dans le shell, exécutez la commande :</text:p>
          <text:p text:style-name="P5"><text:s/>code_label("9",grands_sites)</text:p>
          <text:p text:style-name="P5">b. Comparer la réponse obtenue avec la réponse obtenue à la question 5.b.</text:p>
        </text:list-item>
        <text:list-item>
          <text:p text:style-name="P5">Quel est le grand site dont l'identifiant est égal à « 12 » ? Quelle fonction avez vous utilisé ? </text:p>
        </text:list-item>
        <text:list-item>
          <text:p text:style-name="P5">Écrire une fonction permettant de renvoyer la liste des grands sites en donnant le nom du site. </text:p>
        </text:list-item>
        <text:list-item>
          <text:p text:style-name="P5">Modifier le code de la fonction identifiant afin de pouvoir répondre aux questions 5. c et 5.d. </text:p>
        </text:list-item>
      </text:list>
      <text:p text:style-name="P2"/>
      <text:list xml:id="list31694583" text:continue-numbering="true" text:style-name="L3">
        <text:list-header>
          <text:p text:style-name="P5"/>
        </text:list-header>
      </text:list>
      <text:p text:style-name="P2"/>
      <text:p text:style-name="P2"/>
      <text:list xml:id="list31703395" text:continue-list="list31703318" text:style-name="L2">
        <text:list-header>
          <text:p text:style-name="P4"/>
        </text:list-header>
      </text:list>
      <text:p text:style-name="P2"/>
      <text:list xml:id="list31676995" text:continue-numbering="true" text:style-name="L2">
        <text:list-header>
          <text:p text:style-name="P4"/>
          <text:p text:style-name="P4"/>
          <text:p text:style-name="P4"/>
          <text:p text:style-name="P4"/>
        </text:list-header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Guichard</meta:initial-creator>
    <meta:creation-date>2022-05-16T20:23:56.55</meta:creation-date>
    <dc:date>2022-05-18T11:45:16.69</dc:date>
    <dc:creator>Marie Guichard</dc:creator>
    <meta:editing-duration>PT3H51M6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2" meta:paragraph-count="42" meta:word-count="477" meta:character-count="2804"/>
  </office:meta>
</office:document-meta>
</file>